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ea4c2"/>
    </style:style>
    <style:style style:name="P2" style:family="paragraph">
      <loext:graphic-properties draw:fill="none" draw:fill-color="#ffffff"/>
      <style:text-properties style:font-name="Times New Roman" fo:font-size="4pt" style:font-size-asian="4pt" style:font-size-complex="4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420e"/>
      <style:paragraph-properties fo:text-align="center"/>
    </style:style>
    <style:style style:name="T1" style:family="text">
      <style:text-properties officeooo:rsid="001ea4c2"/>
    </style:style>
    <style:style style:name="T2" style:family="text">
      <style:text-properties style:font-name="Times New Roman" fo:font-size="4pt" style:font-size-asian="4pt" style:font-size-complex="4pt"/>
    </style:style>
    <style:style style:name="gr1" style:family="graphic">
      <style:graphic-properties draw:stroke="none" svg:stroke-color="#000000" draw:fill="none" draw:fill-color="#ffffff" fo:min-height="0.0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justify" draw:textarea-vertical-align="middle" draw:auto-grow-height="false" style:run-through="foreground"/>
    </style:style>
    <style:style style:name="gr4" style:family="graphic">
      <style:graphic-properties draw:fill="solid" draw:fill-color="#ffffff" draw:textarea-horizontal-align="center" draw:textarea-vertical-align="middl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svg:stroke-color="#ff420e" draw:textarea-horizontal-align="justify" draw:textarea-vertical-align="middle" draw:auto-grow-height="false" style:run-through="foreground"/>
    </style:style>
    <style:style style:name="gr7" style:family="graphic">
      <style:graphic-properties draw:stroke="dash" draw:stroke-dash="Ultrafine_20_Dashed" svg:stroke-color="#ff420e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1272in" style:run-through="foreground"/>
    </style:style>
    <style:style style:name="gr9" style:family="graphic">
      <style:graphic-properties draw:textarea-horizontal-align="center" draw:textarea-vertical-align="middle" style:run-through="foreground"/>
    </style:style>
    <style:style style:name="gr10" style:family="graphic">
      <style:graphic-properties draw:stroke="none" svg:stroke-color="#000000" draw:fill="none" draw:fill-color="#ffffff" fo:min-height="0.089in" style:run-through="foreground"/>
    </style:style>
    <style:style style:name="gr11" style:family="graphic">
      <style:graphic-properties draw:stroke="none" svg:stroke-color="#000000" draw:fill="none" draw:fill-color="#ffffff" fo:min-height="0.072in" style:run-through="foreground"/>
    </style:style>
    <style:style style:name="gr12" style:family="graphic">
      <style:graphic-properties draw:stroke="dash" draw:stroke-dash="_33__20_Dashes_20_3_20_Dots_20__28_var_29_" svg:stroke-color="#ff420e" draw:textarea-horizontal-align="center" draw:textarea-vertical-align="middle" style:run-through="foreground"/>
    </style:style>
    <style:style style:name="gr13" style:family="graphic">
      <style:graphic-properties draw:stroke="dash" draw:stroke-dash="_33__20_Dashes_20_3_20_Dots_20__28_var_29_" svg:stroke-color="#ff420e" draw:fill="solid" draw:fill-color="#ff420e" draw:textarea-horizontal-align="center" draw:textarea-vertical-align="middle" style:run-through="foreground"/>
    </style:style>
    <style:style style:name="gr14" style:family="graphic">
      <style:graphic-properties draw:fill="solid" draw:fill-color="#ffffff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12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066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0661in" style:run-through="foreground"/>
    </style:style>
    <style:style style:name="gr20" style:family="graphic">
      <style:graphic-properties draw:stroke="none" svg:stroke-color="#000000" draw:fill="none" draw:fill-color="#ffffff" fo:min-height="0.0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dash" draw:stroke-dash="_33__20_Dashes_20_3_20_Dots_20__28_var_29_" svg:stroke-color="#ff420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dash" draw:stroke-dash="_33__20_Dashes_20_3_20_Dots_20__28_var_29_" svg:stroke-color="#ff420e" draw:fill="solid" draw:fill-color="#ff420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="solid" draw:fill-color="#ffffff" draw:textarea-horizontal-align="justify" draw:textarea-vertical-align="middle" draw:auto-grow-height="false" fo:min-height="0.7417in" fo:min-width="0.1839in" style:run-through="foreground" style:vertical-pos="from-top" style:vertical-rel="paragraph" style:horizontal-pos="from-left" style:horizontal-rel="paragraph"/>
    </style:style>
    <style:style style:name="gr24" style:family="graphic">
      <style:graphic-properties draw:fill="solid" draw:fill-color="#ffffff" draw:textarea-horizontal-align="justify" draw:textarea-vertical-align="middle" draw:auto-grow-height="false" fo:min-height="0.6425in" fo:min-width="0.0925in" style:run-through="foreground" style:vertical-pos="from-top" style:vertical-rel="paragraph" style:horizontal-pos="from-left" style:horizontal-rel="paragraph"/>
    </style:style>
    <style:style style:name="gr25" style:family="graphic">
      <style:graphic-properties draw:fill="solid" draw:fill-color="#ffffff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6" style:family="graphic">
      <style:graphic-properties style:run-through="foreground" style:vertical-pos="from-top" style:vertical-rel="paragraph" style:horizontal-pos="from-left" style:horizontal-rel="paragraph"/>
    </style:style>
    <style:style style:name="gr27" style:family="graphic">
      <style:graphic-properties svg:stroke-color="#ff420e" draw:textarea-horizontal-align="justify" draw:textarea-vertical-align="middle" draw:auto-grow-height="false" fo:min-height="0.1118in" fo:min-width="0.0217in" style:run-through="foreground"/>
    </style:style>
    <style:style style:name="gr28" style:family="graphic">
      <style:graphic-properties draw:stroke="none" svg:stroke-color="#000000" draw:fill="none" draw:fill-color="#ffffff" fo:min-height="0.0846in" style:run-through="foreground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0.1543in" style:run-through="foreground"/>
    </style:style>
    <style:style style:name="gr30" style:family="graphic">
      <style:graphic-properties draw:stroke="none" svg:stroke-color="#000000" draw:fill="none" draw:fill-color="#ffffff" fo:min-height="0.1362in" style:run-through="foreground"/>
    </style:style>
    <style:style style:name="gr31" style:family="graphic">
      <style:graphic-properties draw:stroke="none" svg:stroke-color="#000000" draw:fill="none" draw:fill-color="#ffffff" fo:min-height="0.072in" style:run-through="foreground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none" draw:fill-color="#ffffff" fo:min-height="0.1272in" style:run-through="foreground" style:vertical-pos="from-top" style:vertical-rel="paragraph" style:horizontal-pos="from-left" style:horizontal-rel="paragraph"/>
    </style:style>
    <style:style style:name="gr33" style:family="graphic">
      <style:graphic-properties draw:stroke="none" svg:stroke-color="#000000" draw:fill="none" draw:fill-color="#ffffff" fo:min-height="0.0752in" style:run-through="foreground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0.061in" style:run-through="foreground" style:vertical-pos="from-top" style:vertical-rel="paragraph" style:horizontal-pos="from-left" style:horizontal-rel="paragraph"/>
    </style:style>
    <style:style style:name="gr35" style:family="graphic">
      <style:graphic-properties draw:stroke="dash" draw:stroke-dash="_33__20_Dashes_20_3_20_Dots_20__28_var_29_" svg:stroke-color="#ff420e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36" style:family="graphic">
      <style:graphic-properties draw:stroke="dash" draw:stroke-dash="_33__20_Dashes_20_3_20_Dots_20__28_var_29_" svg:stroke-color="#ff420e" draw:fill="solid" draw:fill-color="#ff420e" draw:textarea-horizontal-align="center" draw:textarea-vertical-align="middle" style:run-through="foreground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1" draw:style-name="gr2"><draw:custom-shape draw:style-name="gr3" draw:text-style-name="P3" svg:width="0.1843in" svg:height="0.7421in" svg:x="0.0354in" svg:y="0.311in"><text:p/><draw:enhanced-geometry svg:viewBox="0 0 21600 21600" draw:glue-points="?f7 0 ?f6 ?f1 0 ?f10 ?f6 21600 ?f4 ?f10 21600 ?f9" draw:path-stretchpoint-x="10800" draw:path-stretchpoint-y="10800" draw:text-areas="0 ?f1 ?f4 ?f12" draw:type="cube" draw:modifiers="216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draw:style-name="gr3" draw:text-style-name="P3" svg:width="0.1795in" svg:height="0.7295in" svg:x="0.2484in" svg:y="0.311in"><text:p/><draw:enhanced-geometry svg:viewBox="0 0 21600 21600" draw:glue-points="?f7 0 ?f6 ?f1 0 ?f10 ?f6 21600 ?f4 ?f10 21600 ?f9" draw:path-stretchpoint-x="10800" draw:path-stretchpoint-y="10800" draw:text-areas="0 ?f1 ?f4 ?f12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draw:style-name="gr3" draw:text-style-name="P3" svg:width="0.1795in" svg:height="0.7295in" svg:x="0.4945in" svg:y="0.3071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draw:style-name="gr3" draw:text-style-name="P3" svg:width="0.1795in" svg:height="0.7295in" svg:x="0.7402in" svg:y="0.3028in"><text:p/><draw:enhanced-geometry svg:viewBox="0 0 21600 21600" draw:glue-points="?f7 0 ?f6 ?f1 0 ?f10 ?f6 21600 ?f4 ?f10 21600 ?f9" draw:path-stretchpoint-x="10800" draw:path-stretchpoint-y="10800" draw:text-areas="0 ?f1 ?f4 ?f12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rect draw:style-name="gr4" draw:text-style-name="P4" svg:width="0.0933in" svg:height="0.4803in" svg:x="1.0291in" svg:y="0.4543in"><text:p/></draw:rect><draw:rect draw:style-name="gr4" draw:text-style-name="P4" svg:width="0.0961in" svg:height="0.4815in" svg:x="1.2157in" svg:y="0.4555in"><text:p/></draw:rect><draw:rect draw:style-name="gr4" draw:text-style-name="P4" svg:width="0.0587in" svg:height="0.3232in" svg:x="1.4028in" svg:y="0.5256in"><text:p/></draw:rect><draw:g draw:style-name="gr5"><draw:custom-shape draw:style-name="gr6" svg:width="0.076in" svg:height="0.1661in" svg:x="0.098in" svg:y="0.6264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5" svg:x1="0.1209in" svg:y1="0.6819in" svg:x2="0.2583in" svg:y2="0.7374in"><text:p/></draw:line><draw:line draw:style-name="gr7" draw:text-style-name="P5" svg:x1="0.1736in" svg:y1="0.6264in" svg:x2="0.2583in" svg:y2="0.7366in"><text:p/></draw:line><draw:line draw:style-name="gr7" draw:text-style-name="P5" svg:x1="0.1736in" svg:y1="0.7374in" svg:x2="0.2583in" svg:y2="0.7374in"><text:p/></draw:line><draw:line draw:style-name="gr7" draw:text-style-name="P5" svg:x1="0.1197in" svg:y1="0.7929in" svg:x2="0.2587in" svg:y2="0.7374in"><text:p/></draw:line></draw:g><draw:g draw:style-name="gr5"><draw:custom-shape draw:style-name="gr6" svg:width="0.076in" svg:height="0.1661in" svg:x="0.3535in" svg:y="0.6264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5" svg:x1="0.3764in" svg:y1="0.6819in" svg:x2="0.5138in" svg:y2="0.7374in"><text:p/></draw:line><draw:line draw:style-name="gr7" draw:text-style-name="P5" svg:x1="0.4291in" svg:y1="0.6264in" svg:x2="0.5138in" svg:y2="0.7366in"><text:p/></draw:line><draw:line draw:style-name="gr7" draw:text-style-name="P5" svg:x1="0.4291in" svg:y1="0.7374in" svg:x2="0.5138in" svg:y2="0.7374in"><text:p/></draw:line><draw:line draw:style-name="gr7" draw:text-style-name="P5" svg:x1="0.3744in" svg:y1="0.7929in" svg:x2="0.5134in" svg:y2="0.7374in"><text:p/></draw:line></draw:g><draw:g draw:style-name="gr5"><draw:custom-shape draw:style-name="gr6" svg:width="0.076in" svg:height="0.1661in" svg:x="0.598in" svg:y="0.6299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5" svg:x1="0.6209in" svg:y1="0.6846in" svg:x2="0.7583in" svg:y2="0.7402in"><text:p/></draw:line><draw:line draw:style-name="gr7" draw:text-style-name="P5" svg:x1="0.6736in" svg:y1="0.6299in" svg:x2="0.7583in" svg:y2="0.7402in"><text:p/></draw:line><draw:line draw:style-name="gr7" draw:text-style-name="P5" svg:x1="0.6736in" svg:y1="0.7402in" svg:x2="0.7583in" svg:y2="0.7402in"><text:p/></draw:line><draw:line draw:style-name="gr7" draw:text-style-name="P5" svg:x1="0.6197in" svg:y1="0.7957in" svg:x2="0.7587in" svg:y2="0.7402in"><text:p/></draw:line></draw:g><draw:g draw:style-name="gr5"><draw:custom-shape draw:style-name="gr6" svg:width="0.076in" svg:height="0.1661in" svg:x="0.8465in" svg:y="0.6146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5" svg:x1="0.8693in" svg:y1="0.6701in" svg:x2="1.0067in" svg:y2="0.7256in"><text:p/></draw:line><draw:line draw:style-name="gr7" draw:text-style-name="P5" svg:x1="0.922in" svg:y1="0.6146in" svg:x2="1.0067in" svg:y2="0.7248in"><text:p/></draw:line><draw:line draw:style-name="gr7" draw:text-style-name="P5" svg:x1="0.922in" svg:y1="0.7248in" svg:x2="1.0067in" svg:y2="0.7248in"><text:p/></draw:line><draw:line draw:style-name="gr7" draw:text-style-name="P5" svg:x1="0.8681in" svg:y1="0.7803in" svg:x2="1.0071in" svg:y2="0.7248in"><text:p/></draw:line></draw:g><draw:frame draw:style-name="gr8" draw:text-style-name="P2" svg:width="0.2776in" svg:height="0.1276in" svg:x="-0.1035in" svg:y="0.2409in"><draw:text-box><text:p><text:span text:style-name="T2">Input:</text:span></text:p><text:p><text:span text:style-name="T2">1x256x19</text:span><text:span text:style-name="T2">2</text:span></text:p></draw:text-box></draw:frame><draw:g draw:style-name="gr5"><draw:line draw:style-name="gr9" draw:text-style-name="P5" svg:x1="0.461in" svg:y1="1.1882in" svg:x2="0.5512in" svg:y2="1.1882in"><text:p/></draw:line><draw:line draw:style-name="gr9" draw:text-style-name="P5" svg:x1="0.461in" svg:y1="0.8846in" svg:x2="0.461in" svg:y2="1.189in"><text:p/></draw:line><draw:line draw:style-name="gr9" draw:text-style-name="P5" svg:x1="0.5508in" svg:y1="1.2547in" svg:x2="0.5508in" svg:y2="1.1319in"><text:p/></draw:line><draw:frame draw:style-name="gr8" draw:text-style-name="P2" svg:width="0.2079in" svg:height="0.1276in" svg:x="0.5685in" svg:y="1.1315in"><draw:text-box><text:p><text:span text:style-name="T2">P1: 2x2</text:span></text:p><text:p><text:span text:style-name="T2">D1: 0.1</text:span></text:p></draw:text-box></draw:frame></draw:g><draw:g draw:style-name="gr5"><draw:line draw:style-name="gr9" draw:text-style-name="P5" svg:x1="0.9665in" svg:y1="1.1953in" svg:x2="1.0567in" svg:y2="1.1953in"><text:p/></draw:line><draw:line draw:style-name="gr9" draw:text-style-name="P5" svg:x1="0.9665in" svg:y1="0.8909in" svg:x2="0.9665in" svg:y2="1.1953in"><text:p/></draw:line><draw:line draw:style-name="gr9" draw:text-style-name="P5" svg:x1="1.0563in" svg:y1="1.261in" svg:x2="1.0563in" svg:y2="1.1382in"><text:p/></draw:line><draw:frame draw:style-name="gr8" draw:text-style-name="P2" svg:width="0.2079in" svg:height="0.1276in" svg:x="1.0744in" svg:y="1.1382in"><draw:text-box><text:p><text:span text:style-name="T2">P3: 2x2</text:span></text:p><text:p><text:span text:style-name="T2">D3: 0.3</text:span></text:p></draw:text-box></draw:frame></draw:g><draw:g draw:style-name="gr5"><draw:line draw:style-name="gr9" draw:text-style-name="P5" svg:x1="0.7193in" svg:y1="0.1634in" svg:x2="0.8094in" svg:y2="0.1634in"><text:p/></draw:line><draw:line draw:style-name="gr9" draw:text-style-name="P5" svg:x1="0.7193in" svg:y1="0.3417in" svg:x2="0.7193in" svg:y2="0.1634in"><text:p/></draw:line><draw:line draw:style-name="gr9" draw:text-style-name="P5" svg:x1="0.8094in" svg:y1="0.2291in" svg:x2="0.8094in" svg:y2="0.1063in"><text:p/></draw:line><draw:frame draw:style-name="gr8" draw:text-style-name="P2" svg:width="0.2079in" svg:height="0.1276in" svg:x="0.8272in" svg:y="0.1063in"><draw:text-box><text:p><text:span text:style-name="T2">P2: 2x2</text:span></text:p><text:p><text:span text:style-name="T2">D2: 0.2</text:span></text:p></draw:text-box></draw:frame></draw:g><draw:g draw:style-name="gr5"><draw:g draw:style-name="gr5"><draw:line draw:style-name="gr9" draw:text-style-name="P5" svg:x1="1.2508in" svg:y1="0.2969in" svg:x2="1.2508in" svg:y2="0.2331in"><text:p/></draw:line><draw:line draw:style-name="gr9" draw:text-style-name="P5" svg:x1="1.1591in" svg:y1="0.2673in" svg:x2="1.2492in" svg:y2="0.2673in"><text:p/></draw:line><draw:line draw:style-name="gr9" draw:text-style-name="P5" svg:x1="1.1591in" svg:y1="0.5083in" svg:x2="1.1591in" svg:y2="0.2673in"><text:p/></draw:line></draw:g><draw:frame draw:style-name="gr10" draw:text-style-name="P2" svg:width="0.2079in" svg:height="0.0894in" svg:x="1.261in" svg:y="0.2315in"><draw:text-box><text:p><text:span text:style-name="T2">D4: 0.5</text:span></text:p></draw:text-box></draw:frame></draw:g><draw:frame draw:style-name="gr11" draw:text-style-name="P2" svg:width="0.1331in" svg:height="0.0724in" svg:x="1.2091in" svg:y="0.387in"><draw:text-box><text:p><text:span text:style-name="T2">1000</text:span></text:p></draw:text-box></draw:frame><draw:frame draw:style-name="gr11" draw:text-style-name="P2" svg:width="0.1331in" svg:height="0.0724in" svg:x="1.0157in" svg:y="0.3835in"><draw:text-box><text:p><text:span text:style-name="T2">1000</text:span></text:p></draw:text-box></draw:frame><draw:frame draw:style-name="gr11" draw:text-style-name="P2" svg:width="0.0685in" svg:height="0.0724in" svg:x="1.3929in" svg:y="0.4535in"><draw:text-box><text:p><text:span text:style-name="T2">16</text:span></text:p></draw:text-box></draw:frame><draw:frame draw:style-name="gr11" draw:text-style-name="P2" svg:width="0.0705in" svg:height="0.0724in" svg:x="0.2717in" svg:y="0.339in"><draw:text-box><text:p><text:span text:style-name="T2">32</text:span></text:p></draw:text-box></draw:frame><draw:frame draw:style-name="gr11" draw:text-style-name="P2" svg:width="0.0705in" svg:height="0.0724in" svg:x="0.5193in" svg:y="0.3335in"><draw:text-box><text:p><text:span text:style-name="T2">64</text:span></text:p></draw:text-box></draw:frame><draw:frame draw:style-name="gr11" draw:text-style-name="P2" svg:width="0.0921in" svg:height="0.0724in" svg:x="0.7402in" svg:y="0.3362in"><draw:text-box><text:p><text:span text:style-name="T2">128</text:span></text:p></draw:text-box></draw:frame><draw:frame draw:style-name="gr11" draw:text-style-name="P2" svg:width="0.0705in" svg:height="0.0724in" svg:x="0.2638in" svg:y="1.0402in"><draw:text-box><text:p><text:span text:style-name="T2">C1</text:span></text:p></draw:text-box></draw:frame><draw:frame draw:style-name="gr11" draw:text-style-name="P2" svg:width="0.0705in" svg:height="0.0724in" svg:x="0.5098in" svg:y="1.0362in"><draw:text-box><text:p><text:span text:style-name="T2">C2</text:span></text:p></draw:text-box></draw:frame><draw:frame draw:style-name="gr11" draw:text-style-name="P2" svg:width="0.0705in" svg:height="0.0724in" svg:x="0.7402in" svg:y="1.0319in"><draw:text-box><text:p><text:span text:style-name="T2">C3</text:span></text:p></draw:text-box></draw:frame><draw:line draw:style-name="gr12" draw:text-style-name="P5" svg:x1="1.122in" svg:y1="0.9346in" svg:x2="1.2157in" svg:y2="0.9346in"><text:p/></draw:line><draw:line draw:style-name="gr12" draw:text-style-name="P5" svg:x1="1.122in" svg:y1="0.4555in" svg:x2="1.2087in" svg:y2="0.4555in"><text:p/></draw:line><draw:line draw:style-name="gr13" draw:text-style-name="P6" svg:x1="1.3118in" svg:y1="0.9374in" svg:x2="1.4028in" svg:y2="0.8492in"><text:p/></draw:line><draw:line draw:style-name="gr12" draw:text-style-name="P5" svg:x1="1.3118in" svg:y1="0.4571in" svg:x2="1.4028in" svg:y2="0.526in"><text:p/></draw:line><draw:line draw:style-name="gr12" draw:text-style-name="P5" svg:x1="0.9193in" svg:y1="0.9453in" svg:x2="1.0201in" svg:y2="0.9319in"><text:p/></draw:line><draw:line draw:style-name="gr12" draw:text-style-name="P5" svg:x1="0.9193in" svg:y1="0.3028in" svg:x2="1.0291in" svg:y2="0.4543in"><text:p/></draw:line><draw:line draw:style-name="gr12" draw:text-style-name="P5" svg:x1="0.8319in" svg:y1="0.3902in" svg:x2="1.0291in" svg:y2="0.4539in"><text:p/></draw:line><draw:line draw:style-name="gr12" draw:text-style-name="P5" svg:x1="0.839in" svg:y1="1.0327in" svg:x2="1.0291in" svg:y2="0.9346in"><text:p/></draw:line></draw:g><draw:frame text:anchor-type="paragraph" draw:z-index="0" draw:style-name="gr1" draw:text-style-name="P2" svg:width="0.1331in" svg:height="0.0724in" svg:x="-0.0819in" svg:y="1.6055in"><draw:text-box><text:p><text:span text:style-name="T2">1000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" draw:style-name="gr14" draw:text-style-name="P3" svg:width="0.1843in" svg:height="0.7421in" svg:x="1.4937in" svg:y="0.2134in"><text:p/><draw:enhanced-geometry svg:viewBox="0 0 21600 21600" draw:glue-points="?f7 0 ?f6 ?f1 0 ?f10 ?f6 21600 ?f4 ?f10 21600 ?f9" draw:path-stretchpoint-x="10800" draw:path-stretchpoint-y="10800" draw:text-areas="0 ?f1 ?f4 ?f12" draw:type="cube" draw:modifiers="216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3" draw:style-name="gr14" draw:text-style-name="P3" svg:width="0.1795in" svg:height="0.7295in" svg:x="1.7071in" svg:y="0.2134in"><text:p/><draw:enhanced-geometry svg:viewBox="0 0 21600 21600" draw:glue-points="?f7 0 ?f6 ?f1 0 ?f10 ?f6 21600 ?f4 ?f10 21600 ?f9" draw:path-stretchpoint-x="10800" draw:path-stretchpoint-y="10800" draw:text-areas="0 ?f1 ?f4 ?f12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4" draw:style-name="gr14" draw:text-style-name="P3" svg:width="0.1795in" svg:height="0.7295in" svg:x="1.9528in" svg:y="0.2091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5" draw:style-name="gr14" draw:text-style-name="P3" svg:width="0.1795in" svg:height="0.7295in" svg:x="2.1984in" svg:y="0.2047in"><text:p/><draw:enhanced-geometry svg:viewBox="0 0 21600 21600" draw:glue-points="?f7 0 ?f6 ?f1 0 ?f10 ?f6 21600 ?f4 ?f10 21600 ?f9" draw:path-stretchpoint-x="10800" draw:path-stretchpoint-y="10800" draw:text-areas="0 ?f1 ?f4 ?f12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rect text:anchor-type="paragraph" draw:z-index="6" draw:style-name="gr15" draw:text-style-name="P4" svg:width="0.0933in" svg:height="0.4803in" svg:x="2.4874in" svg:y="0.3563in"><text:p/></draw:rect><draw:rect text:anchor-type="paragraph" draw:z-index="7" draw:style-name="gr15" draw:text-style-name="P4" svg:width="0.0961in" svg:height="0.4815in" svg:x="2.6744in" svg:y="0.3575in"><text:p/></draw:rect><draw:rect text:anchor-type="paragraph" draw:z-index="8" draw:style-name="gr15" draw:text-style-name="P4" svg:width="0.0587in" svg:height="0.3232in" svg:x="2.861in" svg:y="0.428in"><text:p/></draw:rect><draw:g text:anchor-type="paragraph" draw:z-index="9" draw:style-name="gr2"><draw:custom-shape draw:style-name="gr6" svg:width="0.076in" svg:height="0.1661in" svg:x="1.5563in" svg:y="0.5283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5" svg:x1="1.5791in" svg:y1="0.5827in" svg:x2="1.7165in" svg:y2="0.6382in"><text:p/></draw:line><draw:line draw:style-name="gr7" draw:text-style-name="P5" svg:x1="1.6319in" svg:y1="0.5283in" svg:x2="1.7165in" svg:y2="0.6386in"><text:p/></draw:line><draw:line draw:style-name="gr7" draw:text-style-name="P5" svg:x1="1.6319in" svg:y1="0.6382in" svg:x2="1.7165in" svg:y2="0.6382in"><text:p/></draw:line><draw:line draw:style-name="gr7" draw:text-style-name="P5" svg:x1="1.578in" svg:y1="0.6937in" svg:x2="1.7169in" svg:y2="0.6382in"><text:p/></draw:line></draw:g><draw:g text:anchor-type="paragraph" draw:z-index="10" draw:style-name="gr2"><draw:custom-shape draw:style-name="gr6" svg:width="0.076in" svg:height="0.1661in" svg:x="1.8118in" svg:y="0.5283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5" svg:x1="1.8346in" svg:y1="0.5827in" svg:x2="1.972in" svg:y2="0.6382in"><text:p/></draw:line><draw:line draw:style-name="gr7" draw:text-style-name="P5" svg:x1="1.8874in" svg:y1="0.5283in" svg:x2="1.972in" svg:y2="0.6386in"><text:p/></draw:line><draw:line draw:style-name="gr7" draw:text-style-name="P5" svg:x1="1.8874in" svg:y1="0.6382in" svg:x2="1.972in" svg:y2="0.6382in"><text:p/></draw:line><draw:line draw:style-name="gr7" draw:text-style-name="P5" svg:x1="1.8335in" svg:y1="0.6937in" svg:x2="1.9724in" svg:y2="0.6382in"><text:p/></draw:line></draw:g><draw:g text:anchor-type="paragraph" draw:z-index="11" draw:style-name="gr2"><draw:custom-shape draw:style-name="gr6" svg:width="0.076in" svg:height="0.1661in" svg:x="2.0563in" svg:y="0.5319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5" svg:x1="2.0791in" svg:y1="0.5866in" svg:x2="2.2165in" svg:y2="0.6421in"><text:p/></draw:line><draw:line draw:style-name="gr7" draw:text-style-name="P5" svg:x1="2.1319in" svg:y1="0.5319in" svg:x2="2.2165in" svg:y2="0.6421in"><text:p/></draw:line><draw:line draw:style-name="gr7" draw:text-style-name="P5" svg:x1="2.1319in" svg:y1="0.6417in" svg:x2="2.2165in" svg:y2="0.6417in"><text:p/></draw:line><draw:line draw:style-name="gr7" draw:text-style-name="P5" svg:x1="2.078in" svg:y1="0.6972in" svg:x2="2.2169in" svg:y2="0.6417in"><text:p/></draw:line></draw:g><draw:g text:anchor-type="paragraph" draw:z-index="12" draw:style-name="gr2"><draw:custom-shape draw:style-name="gr6" svg:width="0.076in" svg:height="0.1661in" svg:x="2.3047in" svg:y="0.5165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5" svg:x1="2.3268in" svg:y1="0.5709in" svg:x2="2.4642in" svg:y2="0.6264in"><text:p/></draw:line><draw:line draw:style-name="gr7" draw:text-style-name="P5" svg:x1="2.3799in" svg:y1="0.5165in" svg:x2="2.4646in" svg:y2="0.6268in"><text:p/></draw:line><draw:line draw:style-name="gr7" draw:text-style-name="P5" svg:x1="2.3799in" svg:y1="0.6264in" svg:x2="2.4646in" svg:y2="0.6264in"><text:p/></draw:line><draw:line draw:style-name="gr7" draw:text-style-name="P5" svg:x1="2.3264in" svg:y1="0.6819in" svg:x2="2.4654in" svg:y2="0.6264in"><text:p/></draw:line></draw:g><draw:frame text:anchor-type="paragraph" draw:z-index="13" draw:style-name="gr16" draw:text-style-name="P2" svg:width="0.2776in" svg:height="0.1276in" svg:x="1.3547in" svg:y="0.1429in"><draw:text-box><text:p><text:span text:style-name="T2">Input:</text:span></text:p><text:p><text:span text:style-name="T2">1x256x192</text:span></text:p></draw:text-box></draw:frame><draw:g text:anchor-type="paragraph" draw:z-index="22" draw:style-name="gr2"><draw:line draw:style-name="gr9" draw:text-style-name="P5" svg:x1="2.1776in" svg:y1="0.0654in" svg:x2="2.2677in" svg:y2="0.0654in"><text:p/></draw:line><draw:line draw:style-name="gr9" draw:text-style-name="P5" svg:x1="2.1776in" svg:y1="0.2437in" svg:x2="2.1776in" svg:y2="0.0654in"><text:p/></draw:line><draw:line draw:style-name="gr9" draw:text-style-name="P5" svg:x1="2.2677in" svg:y1="0.1311in" svg:x2="2.2677in" svg:y2="0.0083in"><text:p/></draw:line><draw:frame draw:style-name="gr19" draw:text-style-name="P2" svg:width="0.2079in" svg:height="0.0661in" svg:x="2.2854in" svg:y="0.0417in"><draw:text-box><text:p><text:span text:style-name="T2">P2: 2x2</text:span></text:p></draw:text-box></draw:frame></draw:g><draw:frame text:anchor-type="paragraph" draw:z-index="23" draw:style-name="gr20" draw:text-style-name="P2" svg:width="0.1331in" svg:height="0.0724in" svg:x="2.6811in" svg:y="0.289in"><draw:text-box><text:p><text:span text:style-name="T2">500</text:span></text:p></draw:text-box></draw:frame><draw:frame text:anchor-type="paragraph" draw:z-index="24" draw:style-name="gr20" draw:text-style-name="P2" svg:width="0.1331in" svg:height="0.0724in" svg:x="2.4937in" svg:y="0.2854in"><draw:text-box><text:p><text:span text:style-name="T2">500</text:span></text:p></draw:text-box></draw:frame><draw:frame text:anchor-type="paragraph" draw:z-index="25" draw:style-name="gr20" draw:text-style-name="P2" svg:width="0.0685in" svg:height="0.0724in" svg:x="2.8516in" svg:y="0.3555in"><draw:text-box><text:p><text:span text:style-name="T2">16</text:span></text:p></draw:text-box></draw:frame><draw:frame text:anchor-type="paragraph" draw:z-index="26" draw:style-name="gr20" draw:text-style-name="P2" svg:width="0.0705in" svg:height="0.0724in" svg:x="1.7299in" svg:y="0.2409in"><draw:text-box><text:p><text:span text:style-name="T2">32</text:span></text:p></draw:text-box></draw:frame><draw:frame text:anchor-type="paragraph" draw:z-index="27" draw:style-name="gr20" draw:text-style-name="P2" svg:width="0.0705in" svg:height="0.0724in" svg:x="1.978in" svg:y="0.2354in"><draw:text-box><text:p><text:span text:style-name="T2">64</text:span></text:p></draw:text-box></draw:frame><draw:frame text:anchor-type="paragraph" draw:z-index="28" draw:style-name="gr20" draw:text-style-name="P2" svg:width="0.0921in" svg:height="0.0724in" svg:x="2.1984in" svg:y="0.2382in"><draw:text-box><text:p><text:span text:style-name="T2">128</text:span></text:p></draw:text-box></draw:frame><draw:frame text:anchor-type="paragraph" draw:z-index="29" draw:style-name="gr20" draw:text-style-name="P2" svg:width="0.0705in" svg:height="0.0724in" svg:x="1.722in" svg:y="0.9425in"><draw:text-box><text:p><text:span text:style-name="T2">C1</text:span></text:p></draw:text-box></draw:frame><draw:frame text:anchor-type="paragraph" draw:z-index="30" draw:style-name="gr20" draw:text-style-name="P2" svg:width="0.0705in" svg:height="0.0724in" svg:x="1.9681in" svg:y="0.9382in"><draw:text-box><text:p><text:span text:style-name="T2">C2</text:span></text:p></draw:text-box></draw:frame><draw:frame text:anchor-type="paragraph" draw:z-index="31" draw:style-name="gr20" draw:text-style-name="P2" svg:width="0.0705in" svg:height="0.0724in" svg:x="2.1984in" svg:y="0.9339in"><draw:text-box><text:p><text:span text:style-name="T2">C3</text:span></text:p></draw:text-box></draw:frame><draw:line text:anchor-type="paragraph" draw:z-index="32" draw:style-name="gr21" draw:text-style-name="P5" svg:x1="2.5807in" svg:y1="0.8362in" svg:x2="2.6744in" svg:y2="0.8362in"><text:p/></draw:line><draw:line text:anchor-type="paragraph" draw:z-index="33" draw:style-name="gr21" draw:text-style-name="P5" svg:x1="2.5807in" svg:y1="0.3575in" svg:x2="2.6673in" svg:y2="0.3575in"><text:p/></draw:line><draw:line text:anchor-type="paragraph" draw:z-index="34" draw:style-name="gr22" draw:text-style-name="P6" svg:x1="2.7701in" svg:y1="0.839in" svg:x2="2.861in" svg:y2="0.7508in"><text:p/></draw:line><draw:line text:anchor-type="paragraph" draw:z-index="35" draw:style-name="gr21" draw:text-style-name="P5" svg:x1="2.7701in" svg:y1="0.3591in" svg:x2="2.861in" svg:y2="0.428in"><text:p/></draw:line><draw:line text:anchor-type="paragraph" draw:z-index="36" draw:style-name="gr21" draw:text-style-name="P5" svg:x1="2.378in" svg:y1="0.8472in" svg:x2="2.4787in" svg:y2="0.8339in"><text:p/></draw:line><draw:line text:anchor-type="paragraph" draw:z-index="37" draw:style-name="gr21" draw:text-style-name="P5" svg:x1="2.378in" svg:y1="0.2047in" svg:x2="2.4878in" svg:y2="0.3563in"><text:p/></draw:line><draw:line text:anchor-type="paragraph" draw:z-index="38" draw:style-name="gr21" draw:text-style-name="P5" svg:x1="2.2902in" svg:y1="0.2925in" svg:x2="2.4874in" svg:y2="0.3563in"><text:p/></draw:line><draw:line text:anchor-type="paragraph" draw:z-index="39" draw:style-name="gr21" draw:text-style-name="P5" svg:x1="2.2972in" svg:y1="0.9343in" svg:x2="2.4874in" svg:y2="0.8362in"><text:p/></draw:line><draw:line text:anchor-type="paragraph" draw:z-index="18" draw:style-name="gr17" draw:text-style-name="P5" svg:x1="2.4248in" svg:y1="1.0972in" svg:x2="2.515in" svg:y2="1.0972in"><text:p/></draw:line><draw:line text:anchor-type="paragraph" draw:z-index="19" draw:style-name="gr17" draw:text-style-name="P5" svg:x1="2.4248in" svg:y1="0.7929in" svg:x2="2.4248in" svg:y2="1.0972in"><text:p/></draw:line><draw:line text:anchor-type="paragraph" draw:z-index="20" draw:style-name="gr17" draw:text-style-name="P5" svg:x1="2.515in" svg:y1="1.163in" svg:x2="2.515in" svg:y2="1.0402in"><text:p/></draw:line><draw:frame text:anchor-type="paragraph" draw:z-index="21" draw:style-name="gr18" draw:text-style-name="P2" svg:width="0.2079in" svg:height="0.0661in" svg:x="2.5327in" svg:y="1.0709in"><draw:text-box><text:p><text:span text:style-name="T2">P3: 2x2</text:span></text:p></draw:text-box></draw:frame><draw:line text:anchor-type="paragraph" draw:z-index="14" draw:style-name="gr17" draw:text-style-name="P5" svg:x1="1.9193in" svg:y1="1.0902in" svg:x2="2.0094in" svg:y2="1.0902in"><text:p/></draw:line><draw:line text:anchor-type="paragraph" draw:z-index="15" draw:style-name="gr17" draw:text-style-name="P5" svg:x1="1.9193in" svg:y1="0.7858in" svg:x2="1.9193in" svg:y2="1.0902in"><text:p/></draw:line><draw:line text:anchor-type="paragraph" draw:z-index="16" draw:style-name="gr17" draw:text-style-name="P5" svg:x1="2.0094in" svg:y1="1.1559in" svg:x2="2.0094in" svg:y2="1.0331in"><text:p/></draw:line><draw:frame text:anchor-type="paragraph" draw:z-index="17" draw:style-name="gr18" draw:text-style-name="P2" svg:width="0.2079in" svg:height="0.0661in" svg:x="2.0272in" svg:y="1.0583in"><draw:text-box><text:p><text:span text:style-name="T2">P1: 2x2</text:span></text:p></draw:text-box></draw:frame></text:p>
      <text:p text:style-name="Standard"/>
      <text:p text:style-name="Standard"><draw:custom-shape text:anchor-type="paragraph" draw:z-index="40" draw:style-name="gr23" draw:text-style-name="P3" svg:width="0.1843in" svg:height="0.7421in" svg:x="0.8791in" svg:y="1.2425in"><text:p/><draw:enhanced-geometry svg:viewBox="0 0 21600 21600" draw:glue-points="?f7 0 ?f6 ?f1 0 ?f10 ?f6 21600 ?f4 ?f10 21600 ?f9" draw:path-stretchpoint-x="10800" draw:path-stretchpoint-y="10800" draw:text-areas="0 ?f1 ?f4 ?f12" draw:type="cube" draw:modifiers="216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41" draw:style-name="gr24" draw:text-style-name="P3" svg:width="0.1795in" svg:height="0.7295in" svg:x="1.0925in" svg:y="1.2425in"><text:p/><draw:enhanced-geometry svg:viewBox="0 0 21600 21600" draw:glue-points="?f7 0 ?f6 ?f1 0 ?f10 ?f6 21600 ?f4 ?f10 21600 ?f9" draw:path-stretchpoint-x="10800" draw:path-stretchpoint-y="10800" draw:text-areas="0 ?f1 ?f4 ?f12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42" draw:style-name="gr24" draw:text-style-name="P3" svg:width="0.1795in" svg:height="0.7295in" svg:x="1.3382in" svg:y="1.2382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43" draw:style-name="gr24" draw:text-style-name="P3" svg:width="0.1795in" svg:height="0.7295in" svg:x="1.5839in" svg:y="1.2339in"><text:p/><draw:enhanced-geometry svg:viewBox="0 0 21600 21600" draw:glue-points="?f7 0 ?f6 ?f1 0 ?f10 ?f6 21600 ?f4 ?f10 21600 ?f9" draw:path-stretchpoint-x="10800" draw:path-stretchpoint-y="10800" draw:text-areas="0 ?f1 ?f4 ?f12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rect text:anchor-type="paragraph" draw:z-index="44" draw:style-name="gr25" draw:text-style-name="P4" svg:width="0.0933in" svg:height="0.4803in" svg:x="1.8728in" svg:y="1.3854in"><text:p/></draw:rect><draw:rect text:anchor-type="paragraph" draw:z-index="45" draw:style-name="gr25" draw:text-style-name="P4" svg:width="0.0961in" svg:height="0.4815in" svg:x="2.0598in" svg:y="1.3866in"><text:p/></draw:rect><draw:rect text:anchor-type="paragraph" draw:z-index="46" draw:style-name="gr25" draw:text-style-name="P4" svg:width="0.0587in" svg:height="0.3232in" svg:x="2.2465in" svg:y="1.4571in"><text:p/></draw:rect><draw:g text:anchor-type="paragraph" draw:z-index="47" draw:style-name="gr26"><draw:custom-shape draw:style-name="gr27" svg:width="0.076in" svg:height="0.1661in" svg:x="0.9417in" svg:y="1.5575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5" svg:x1="0.9646in" svg:y1="1.6122in" svg:x2="1.102in" svg:y2="1.6677in"><text:p/></draw:line><draw:line draw:style-name="gr7" draw:text-style-name="P5" svg:x1="1.0173in" svg:y1="1.5575in" svg:x2="1.102in" svg:y2="1.6677in"><text:p/></draw:line><draw:line draw:style-name="gr7" draw:text-style-name="P5" svg:x1="1.0173in" svg:y1="1.6677in" svg:x2="1.102in" svg:y2="1.6677in"><text:p/></draw:line><draw:line draw:style-name="gr7" draw:text-style-name="P5" svg:x1="0.9634in" svg:y1="1.7232in" svg:x2="1.1024in" svg:y2="1.6677in"><text:p/></draw:line></draw:g><draw:g text:anchor-type="paragraph" draw:z-index="48" draw:style-name="gr26"><draw:custom-shape draw:style-name="gr27" svg:width="0.076in" svg:height="0.1661in" svg:x="1.1972in" svg:y="1.5575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5" svg:x1="1.2201in" svg:y1="1.6122in" svg:x2="1.3575in" svg:y2="1.6677in"><text:p/></draw:line><draw:line draw:style-name="gr7" draw:text-style-name="P5" svg:x1="1.2728in" svg:y1="1.5575in" svg:x2="1.3575in" svg:y2="1.6677in"><text:p/></draw:line><draw:line draw:style-name="gr7" draw:text-style-name="P5" svg:x1="1.2728in" svg:y1="1.6677in" svg:x2="1.3575in" svg:y2="1.6677in"><text:p/></draw:line><draw:line draw:style-name="gr7" draw:text-style-name="P5" svg:x1="1.2185in" svg:y1="1.7232in" svg:x2="1.3575in" svg:y2="1.6677in"><text:p/></draw:line></draw:g><draw:g text:anchor-type="paragraph" draw:z-index="49" draw:style-name="gr26"><draw:custom-shape draw:style-name="gr27" svg:width="0.076in" svg:height="0.1661in" svg:x="1.4417in" svg:y="1.561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5" svg:x1="1.4646in" svg:y1="1.6154in" svg:x2="1.602in" svg:y2="1.6709in"><text:p/></draw:line><draw:line draw:style-name="gr7" draw:text-style-name="P5" svg:x1="1.5173in" svg:y1="1.561in" svg:x2="1.602in" svg:y2="1.6713in"><text:p/></draw:line><draw:line draw:style-name="gr7" draw:text-style-name="P5" svg:x1="1.5173in" svg:y1="1.6709in" svg:x2="1.602in" svg:y2="1.6709in"><text:p/></draw:line><draw:line draw:style-name="gr7" draw:text-style-name="P5" svg:x1="1.4634in" svg:y1="1.7264in" svg:x2="1.6024in" svg:y2="1.6709in"><text:p/></draw:line></draw:g><draw:g text:anchor-type="paragraph" draw:z-index="50" draw:style-name="gr26"><draw:custom-shape draw:style-name="gr27" svg:width="0.076in" svg:height="0.1661in" svg:x="1.6902in" svg:y="1.5457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5" svg:x1="1.7126in" svg:y1="1.6004in" svg:x2="1.85in" svg:y2="1.6559in"><text:p/></draw:line><draw:line draw:style-name="gr7" draw:text-style-name="P5" svg:x1="1.7654in" svg:y1="1.5457in" svg:x2="1.85in" svg:y2="1.6559in"><text:p/></draw:line><draw:line draw:style-name="gr7" draw:text-style-name="P5" svg:x1="1.7654in" svg:y1="1.6555in" svg:x2="1.85in" svg:y2="1.6555in"><text:p/></draw:line><draw:line draw:style-name="gr7" draw:text-style-name="P5" svg:x1="1.7118in" svg:y1="1.711in" svg:x2="1.8508in" svg:y2="1.6555in"><text:p/></draw:line></draw:g><draw:frame text:anchor-type="paragraph" draw:z-index="51" draw:style-name="gr28" draw:text-style-name="P2" svg:width="0.1394in" svg:height="0.085in" svg:x="0.8791in" svg:y="1.2425in"><draw:text-box><text:p><text:span text:style-name="T2">In</text:span><text:span text:style-name="T2">pu</text:span><text:span text:style-name="T2">t:</text:span></text:p></draw:text-box></draw:frame><draw:g text:anchor-type="paragraph" draw:z-index="52" draw:style-name="gr26"><draw:line draw:style-name="gr9" draw:text-style-name="P5" svg:x1="1.3047in" svg:y1="2.1197in" svg:x2="1.3949in" svg:y2="2.1197in"><text:p/></draw:line><draw:line draw:style-name="gr9" draw:text-style-name="P5" svg:x1="1.3047in" svg:y1="1.8154in" svg:x2="1.3047in" svg:y2="2.1197in"><text:p/></draw:line><draw:line draw:style-name="gr9" draw:text-style-name="P5" svg:x1="1.3945in" svg:y1="2.1854in" svg:x2="1.3945in" svg:y2="2.0626in"><text:p/></draw:line><draw:frame draw:style-name="gr29" draw:text-style-name="P2" svg:width="0.3094in" svg:height="0.1543in" svg:x="1.4122in" svg:y="2.0626in"><draw:text-box><text:p><text:span text:style-name="T2">POOLING</text:span></text:p><text:p><text:span text:style-name="T2">DROPOUT</text:span></text:p></draw:text-box></draw:frame></draw:g><draw:g text:anchor-type="paragraph" draw:z-index="53" draw:style-name="gr26"><draw:line draw:style-name="gr9" draw:text-style-name="P5" svg:x1="1.8102in" svg:y1="2.1264in" svg:x2="1.9004in" svg:y2="2.1264in"><text:p/></draw:line><draw:line draw:style-name="gr9" draw:text-style-name="P5" svg:x1="1.8102in" svg:y1="1.822in" svg:x2="1.8102in" svg:y2="2.1264in"><text:p/></draw:line><draw:line draw:style-name="gr9" draw:text-style-name="P5" svg:x1="1.9in" svg:y1="2.1921in" svg:x2="1.9in" svg:y2="2.0693in"><text:p/></draw:line><draw:frame draw:style-name="gr30" draw:text-style-name="P2" svg:width="0.265in" svg:height="0.1362in" svg:x="1.9177in" svg:y="2.0693in"><draw:text-box><text:p><text:span text:style-name="T2">POOLING</text:span></text:p><text:p><text:span text:style-name="T2">DROPOUT</text:span></text:p></draw:text-box></draw:frame></draw:g><draw:frame text:anchor-type="paragraph" draw:z-index="54" draw:style-name="gr31" draw:text-style-name="P2" svg:width="0.1331in" svg:height="0.0724in" svg:x="2.0693in" svg:y="1.3264in"><draw:text-box><text:p><text:span text:style-name="T2">FC</text:span></text:p></draw:text-box></draw:frame><draw:frame text:anchor-type="paragraph" draw:z-index="55" draw:style-name="gr31" draw:text-style-name="P2" svg:width="0.1331in" svg:height="0.0724in" svg:x="1.8819in" svg:y="1.3173in"><draw:text-box><text:p><text:span text:style-name="T2">FC</text:span></text:p></draw:text-box></draw:frame><draw:frame text:anchor-type="paragraph" draw:z-index="56" draw:style-name="gr32" draw:text-style-name="P2" svg:width="0.0894in" svg:height="0.1276in" svg:x="2.2366in" svg:y="1.3846in"><draw:text-box><text:p><text:span text:style-name="T2">FC</text:span></text:p></draw:text-box></draw:frame><draw:frame text:anchor-type="paragraph" draw:z-index="57" draw:style-name="gr33" draw:text-style-name="P2" svg:width="0.174in" svg:height="0.0752in" svg:x="1.0563in" svg:y="1.9646in"><draw:text-box><text:p><text:span text:style-name="T2">CONV</text:span></text:p></draw:text-box></draw:frame><draw:frame text:anchor-type="paragraph" draw:z-index="58" draw:style-name="gr34" draw:text-style-name="P2" svg:width="0.178in" svg:height="0.0642in" svg:x="1.3535in" svg:y="1.9673in"><draw:text-box><text:p><text:span text:style-name="T2">CONV</text:span></text:p></draw:text-box></draw:frame><draw:frame text:anchor-type="paragraph" draw:z-index="59" draw:style-name="gr31" draw:text-style-name="P2" svg:width="0.1795in" svg:height="0.0724in" svg:x="1.5839in" svg:y="1.9634in"><draw:text-box><text:p><text:span text:style-name="T2">CONV</text:span></text:p></draw:text-box></draw:frame><draw:line text:anchor-type="paragraph" draw:z-index="60" draw:style-name="gr35" draw:text-style-name="P5" svg:x1="1.9657in" svg:y1="1.8654in" svg:x2="2.0594in" svg:y2="1.8654in"><text:p/></draw:line><draw:line text:anchor-type="paragraph" draw:z-index="61" draw:style-name="gr35" draw:text-style-name="P5" svg:x1="1.9657in" svg:y1="1.3866in" svg:x2="2.0524in" svg:y2="1.3866in"><text:p/></draw:line><draw:line text:anchor-type="paragraph" draw:z-index="62" draw:style-name="gr36" draw:text-style-name="P6" svg:x1="2.1555in" svg:y1="1.8681in" svg:x2="2.2465in" svg:y2="1.7799in"><text:p/></draw:line><draw:line text:anchor-type="paragraph" draw:z-index="63" draw:style-name="gr35" draw:text-style-name="P5" svg:x1="2.1555in" svg:y1="1.3882in" svg:x2="2.2465in" svg:y2="1.4571in"><text:p/></draw:line><draw:line text:anchor-type="paragraph" draw:z-index="64" draw:style-name="gr35" draw:text-style-name="P5" svg:x1="1.763in" svg:y1="1.8764in" svg:x2="1.8638in" svg:y2="1.863in"><text:p/></draw:line><draw:line text:anchor-type="paragraph" draw:z-index="65" draw:style-name="gr35" draw:text-style-name="P5" svg:x1="1.763in" svg:y1="1.2339in" svg:x2="1.8728in" svg:y2="1.3854in"><text:p/></draw:line><draw:line text:anchor-type="paragraph" draw:z-index="66" draw:style-name="gr35" draw:text-style-name="P5" svg:x1="1.6756in" svg:y1="1.3213in" svg:x2="1.8728in" svg:y2="1.385in"><text:p/></draw:line><draw:line text:anchor-type="paragraph" draw:z-index="67" draw:style-name="gr35" draw:text-style-name="P5" svg:x1="1.6827in" svg:y1="1.9634in" svg:x2="1.8728in" svg:y2="1.865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201in" draw:dots2="3" draw:dots2-length="0.1in" draw:distance="0.05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1:47:06.829029769</meta:creation-date>
    <dc:date>2017-12-07T17:35:56.411168304</dc:date>
    <meta:editing-duration>PT32M46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